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5-07-2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5-05-1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5-03-1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4-12-1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4-08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4-07-2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4-05-2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4-05-0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4-02-2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3-11-15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3-08-2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3-08-1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2-06-22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1-07-0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1-06-3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1-03-1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0-12-3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0-10-0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0-09-2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20-06-3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9-12-2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9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9-08-0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9-06-28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9-04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8-11-2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8-11-1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8-08-23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8-08-1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8-07-2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8-07-1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8-07-1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8-07-0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8-06-0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8-05-24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8-01-3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8-01-1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8-01-0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7-20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4-04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3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3</text:p>
          </table:table-cell>
          <table:table-cell office:value-type="string" calcext:value-type="string">
            <text:p>OSTP nr Marion; Marion Rest Area</text:p>
          </table:table-cell>
          <table:table-cell office:value-type="string" calcext:value-type="string">
            <text:p>2016-10-2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0" meta:object-count="0"/>
    <meta:user-defined meta:name="AppVersion">3.0</meta:user-defined>
  </office:meta>
</office:document-meta>
</file>